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C00000262274F44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4" style:family="paragraph" style:parent-style-name="Heading_20_4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Eventi (RF_H_12)</text:h>
      <text:list xml:id="list21314180181" text:style-name="L1">
        <text:list-header>
          <text:p text:style-name="P1"/>
          <text:p text:style-name="P3">Gestione degli eventi e interazione con essi</text:p>
        </text:list-header>
      </text:list>
      <text:p text:style-name="P2"><draw:frame draw:style-name="fr1" draw:name="immagini2" text:anchor-type="paragraph" svg:width="16.999cm" svg:height="14.266cm" draw:z-index="0"><draw:image xlink:href="Pictures/100000000000030C00000262274F440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06:14.76</meta:creation-date>
    <dc:date>2012-11-20T16:28:07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2" meta:word-count="10" meta:character-count="61" meta:non-whitespace-character-count="54"/>
  </office:meta>
</office:document-meta>
</file>